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76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6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4"/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bject Size (MB)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hroughput (MB/s)</text:p>
          </table:table-cell>
          <table:table-cell office:value-type="string" calcext:value-type="string">
            <text:p># of chunks</text:p>
          </table:table-cell>
        </table:table-row>
        <table:table-row table:style-name="ro1">
          <table:table-cell office:value-type="string" calcext:value-type="string">
            <text:p>Thu Apr 14 16:03:15 2022</text:p>
          </table:table-cell>
          <table:table-cell office:value-type="float" office:value="1024" calcext:value-type="float">
            <text:p>1024</text:p>
          </table:table-cell>
          <table:table-cell office:value-type="float" office:value="325.417" calcext:value-type="float">
            <text:p>325.42</text:p>
          </table:table-cell>
          <table:table-cell table:formula="of:=1024*4/[.C2]" office:value-type="float" office:value="12.5869269276037" calcext:value-type="float">
            <text:p>12.59</text:p>
          </table:table-cell>
          <table:table-cell table:formula="of:=4 * 1024 / [.B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u Apr 14 16:08:48 2022</text:p>
          </table:table-cell>
          <table:table-cell office:value-type="float" office:value="16" calcext:value-type="float">
            <text:p>16</text:p>
          </table:table-cell>
          <table:table-cell office:value-type="float" office:value="73.1681" calcext:value-type="float">
            <text:p>73.17</text:p>
          </table:table-cell>
          <table:table-cell table:formula="of:=1024*4/[.C3]" office:value-type="float" office:value="55.9806801051278" calcext:value-type="float">
            <text:p>55.98</text:p>
          </table:table-cell>
          <table:table-cell table:formula="of:=4 * 1024 / [.B3]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Thu Apr 14 16:10:06 2022</text:p>
          </table:table-cell>
          <table:table-cell office:value-type="float" office:value="256" calcext:value-type="float">
            <text:p>256</text:p>
          </table:table-cell>
          <table:table-cell office:value-type="float" office:value="124.784" calcext:value-type="float">
            <text:p>124.78</text:p>
          </table:table-cell>
          <table:table-cell table:formula="of:=1024*4/[.C4]" office:value-type="float" office:value="32.8247211180921" calcext:value-type="float">
            <text:p>32.82</text:p>
          </table:table-cell>
          <table:table-cell table:formula="of:=4 * 1024 / [.B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u Apr 14 16:12:24 2022</text:p>
          </table:table-cell>
          <table:table-cell office:value-type="float" office:value="1024" calcext:value-type="float">
            <text:p>1024</text:p>
          </table:table-cell>
          <table:table-cell office:value-type="float" office:value="237.412" calcext:value-type="float">
            <text:p>237.41</text:p>
          </table:table-cell>
          <table:table-cell table:formula="of:=1024*4/[.C5]" office:value-type="float" office:value="17.2527083719441" calcext:value-type="float">
            <text:p>17.25</text:p>
          </table:table-cell>
          <table:table-cell table:formula="of:=4 * 1024 / [.B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u Apr 14 16:16:27 2022</text:p>
          </table:table-cell>
          <table:table-cell office:value-type="float" office:value="1" calcext:value-type="float">
            <text:p>1</text:p>
          </table:table-cell>
          <table:table-cell office:value-type="float" office:value="99.6135" calcext:value-type="float">
            <text:p>99.61</text:p>
          </table:table-cell>
          <table:table-cell table:formula="of:=1024*4/[.C6]" office:value-type="float" office:value="41.1189246437481" calcext:value-type="float">
            <text:p>41.12</text:p>
          </table:table-cell>
          <table:table-cell table:formula="of:=4 * 1024 / [.B6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Thu Apr 14 16:18:16 2022</text:p>
          </table:table-cell>
          <table:table-cell office:value-type="float" office:value="64" calcext:value-type="float">
            <text:p>64</text:p>
          </table:table-cell>
          <table:table-cell office:value-type="float" office:value="76.718" calcext:value-type="float">
            <text:p>76.72</text:p>
          </table:table-cell>
          <table:table-cell table:formula="of:=1024*4/[.C7]" office:value-type="float" office:value="53.3903386428218" calcext:value-type="float">
            <text:p>53.39</text:p>
          </table:table-cell>
          <table:table-cell table:formula="of:=4 * 1024 / [.B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hu Apr 14 16:19:49 2022</text:p>
          </table:table-cell>
          <table:table-cell office:value-type="float" office:value="256" calcext:value-type="float">
            <text:p>256</text:p>
          </table:table-cell>
          <table:table-cell office:value-type="float" office:value="132.192" calcext:value-type="float">
            <text:p>132.19</text:p>
          </table:table-cell>
          <table:table-cell table:formula="of:=1024*4/[.C8]" office:value-type="float" office:value="30.9852335996127" calcext:value-type="float">
            <text:p>30.99</text:p>
          </table:table-cell>
          <table:table-cell table:formula="of:=4 * 1024 / [.B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u Apr 14 16:22:07 2022</text:p>
          </table:table-cell>
          <table:table-cell office:value-type="float" office:value="64" calcext:value-type="float">
            <text:p>64</text:p>
          </table:table-cell>
          <table:table-cell office:value-type="float" office:value="76.7862" calcext:value-type="float">
            <text:p>76.79</text:p>
          </table:table-cell>
          <table:table-cell table:formula="of:=1024*4/[.C9]" office:value-type="float" office:value="53.3429183889814" calcext:value-type="float">
            <text:p>53.34</text:p>
          </table:table-cell>
          <table:table-cell table:formula="of:=4 * 1024 / [.B9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hu Apr 14 16:23:40 2022</text:p>
          </table:table-cell>
          <table:table-cell office:value-type="float" office:value="16" calcext:value-type="float">
            <text:p>16</text:p>
          </table:table-cell>
          <table:table-cell office:value-type="float" office:value="73.2548" calcext:value-type="float">
            <text:p>73.25</text:p>
          </table:table-cell>
          <table:table-cell table:formula="of:=1024*4/[.C10]" office:value-type="float" office:value="55.9144247202914" calcext:value-type="float">
            <text:p>55.91</text:p>
          </table:table-cell>
          <table:table-cell table:formula="of:=4 * 1024 / [.B10]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Thu Apr 14 16:24:58 2022</text:p>
          </table:table-cell>
          <table:table-cell office:value-type="float" office:value="16" calcext:value-type="float">
            <text:p>16</text:p>
          </table:table-cell>
          <table:table-cell office:value-type="float" office:value="44.5435" calcext:value-type="float">
            <text:p>44.54</text:p>
          </table:table-cell>
          <table:table-cell table:formula="of:=1024*4/[.C11]" office:value-type="float" office:value="91.9550551707881" calcext:value-type="float">
            <text:p>91.96</text:p>
          </table:table-cell>
          <table:table-cell table:formula="of:=4 * 1024 / [.B11]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Thu Apr 14 16:25:46 2022</text:p>
          </table:table-cell>
          <table:table-cell office:value-type="float" office:value="4" calcext:value-type="float">
            <text:p>4</text:p>
          </table:table-cell>
          <table:table-cell office:value-type="float" office:value="74.4903" calcext:value-type="float">
            <text:p>74.49</text:p>
          </table:table-cell>
          <table:table-cell table:formula="of:=1024*4/[.C12]" office:value-type="float" office:value="54.9870251562955" calcext:value-type="float">
            <text:p>54.99</text:p>
          </table:table-cell>
          <table:table-cell table:formula="of:=4 * 1024 / [.B12]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Thu Apr 14 16:27:05 2022</text:p>
          </table:table-cell>
          <table:table-cell office:value-type="float" office:value="4" calcext:value-type="float">
            <text:p>4</text:p>
          </table:table-cell>
          <table:table-cell office:value-type="float" office:value="76.9771" calcext:value-type="float">
            <text:p>76.98</text:p>
          </table:table-cell>
          <table:table-cell table:formula="of:=1024*4/[.C13]" office:value-type="float" office:value="53.2106301744285" calcext:value-type="float">
            <text:p>53.21</text:p>
          </table:table-cell>
          <table:table-cell table:formula="of:=4 * 1024 / [.B13]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Thu Apr 14 16:28:38 2022</text:p>
          </table:table-cell>
          <table:table-cell office:value-type="float" office:value="1024" calcext:value-type="float">
            <text:p>1024</text:p>
          </table:table-cell>
          <table:table-cell office:value-type="float" office:value="208.709" calcext:value-type="float">
            <text:p>208.71</text:p>
          </table:table-cell>
          <table:table-cell table:formula="of:=1024*4/[.C14]" office:value-type="float" office:value="19.6254114580588" calcext:value-type="float">
            <text:p>19.63</text:p>
          </table:table-cell>
          <table:table-cell table:formula="of:=4 * 1024 / [.B1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u Apr 14 16:32:11 2022</text:p>
          </table:table-cell>
          <table:table-cell office:value-type="float" office:value="256" calcext:value-type="float">
            <text:p>256</text:p>
          </table:table-cell>
          <table:table-cell office:value-type="float" office:value="143.456" calcext:value-type="float">
            <text:p>143.46</text:p>
          </table:table-cell>
          <table:table-cell table:formula="of:=1024*4/[.C15]" office:value-type="float" office:value="28.5523087218381" calcext:value-type="float">
            <text:p>28.55</text:p>
          </table:table-cell>
          <table:table-cell table:formula="of:=4 * 1024 / [.B1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u Apr 14 16:34:44 2022</text:p>
          </table:table-cell>
          <table:table-cell office:value-type="float" office:value="1" calcext:value-type="float">
            <text:p>1</text:p>
          </table:table-cell>
          <table:table-cell office:value-type="float" office:value="100.496" calcext:value-type="float">
            <text:p>100.50</text:p>
          </table:table-cell>
          <table:table-cell table:formula="of:=1024*4/[.C16]" office:value-type="float" office:value="40.7578411081038" calcext:value-type="float">
            <text:p>40.76</text:p>
          </table:table-cell>
          <table:table-cell table:formula="of:=4 * 1024 / [.B16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Thu Apr 14 16:36:32 2022</text:p>
          </table:table-cell>
          <table:table-cell office:value-type="float" office:value="4" calcext:value-type="float">
            <text:p>4</text:p>
          </table:table-cell>
          <table:table-cell office:value-type="float" office:value="75.6569" calcext:value-type="float">
            <text:p>75.66</text:p>
          </table:table-cell>
          <table:table-cell table:formula="of:=1024*4/[.C17]" office:value-type="float" office:value="54.1391465946926" calcext:value-type="float">
            <text:p>54.14</text:p>
          </table:table-cell>
          <table:table-cell table:formula="of:=4 * 1024 / [.B17]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Thu Apr 14 16:37:50 2022</text:p>
          </table:table-cell>
          <table:table-cell office:value-type="float" office:value="1" calcext:value-type="float">
            <text:p>1</text:p>
          </table:table-cell>
          <table:table-cell office:value-type="float" office:value="97.1605" calcext:value-type="float">
            <text:p>97.16</text:p>
          </table:table-cell>
          <table:table-cell table:formula="of:=1024*4/[.C18]" office:value-type="float" office:value="42.1570494182307" calcext:value-type="float">
            <text:p>42.16</text:p>
          </table:table-cell>
          <table:table-cell table:formula="of:=4 * 1024 / [.B18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Thu Apr 14 16:39:39 2022</text:p>
          </table:table-cell>
          <table:table-cell office:value-type="float" office:value="64" calcext:value-type="float">
            <text:p>64</text:p>
          </table:table-cell>
          <table:table-cell office:value-type="float" office:value="79.0441" calcext:value-type="float">
            <text:p>79.04</text:p>
          </table:table-cell>
          <table:table-cell table:formula="of:=1024*4/[.C19]" office:value-type="float" office:value="51.8191743596296" calcext:value-type="float">
            <text:p>51.82</text:p>
          </table:table-cell>
          <table:table-cell table:formula="of:=4 * 1024 / [.B19]" office:value-type="float" office:value="64" calcext:value-type="float">
            <text:p>64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ivot Table_out_1" table:style-name="ta1">
        <table:table-column table:style-name="co6" table:default-cell-style-name="ce5"/>
        <table:table-column table:style-name="co2" table:default-cell-style-name="ce10"/>
        <table:table-column table:style-name="co5" table:number-columns-repeated="4" table:default-cell-style-name="ce16"/>
        <table:table-column table:style-name="co5" table:default-cell-style-name="ce22"/>
        <table:table-row table:style-name="ro1">
          <table:table-cell table:style-name="ce2"/>
          <table:table-cell table:style-name="ce7" office:value-type="string" calcext:value-type="string">
            <text:p>Object Size (MB)</text:p>
          </table:table-cell>
          <table:table-cell table:style-name="ce13" table:number-columns-repeated="4"/>
          <table:table-cell table:style-name="ce19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56" calcext:value-type="float">
            <text:p>256</text:p>
          </table:table-cell>
          <table:table-cell table:style-name="ce20" office:value-type="float" office:value="1024" calcext:value-type="float">
            <text:p>1024</text:p>
          </table:table-cell>
        </table:table-row>
        <table:table-row table:style-name="ro1">
          <table:table-cell table:style-name="ce4" office:value-type="string" calcext:value-type="string">
            <text:p>Average - Throughput (MB/s)</text:p>
          </table:table-cell>
          <table:table-cell table:style-name="ce9" office:value-type="float" office:value="41.3446050566942" calcext:value-type="float">
            <text:p>41.34</text:p>
          </table:table-cell>
          <table:table-cell table:style-name="ce15" office:value-type="float" office:value="54.1122673084722" calcext:value-type="float">
            <text:p>54.11</text:p>
          </table:table-cell>
          <table:table-cell table:style-name="ce15" office:value-type="float" office:value="67.9500533320691" calcext:value-type="float">
            <text:p>67.95</text:p>
          </table:table-cell>
          <table:table-cell table:style-name="ce15" office:value-type="float" office:value="52.8508104638109" calcext:value-type="float">
            <text:p>52.85</text:p>
          </table:table-cell>
          <table:table-cell table:style-name="ce15" office:value-type="float" office:value="30.7874211465143" calcext:value-type="float">
            <text:p>30.79</text:p>
          </table:table-cell>
          <table:table-cell table:style-name="ce21" office:value-type="float" office:value="16.4883489192022" calcext:value-type="float">
            <text:p>16.49</text:p>
          </table:table-cell>
        </table:table-row>
        <table:table-row table:style-name="ro1">
          <table:table-cell office:value-type="string" calcext:value-type="string">
            <text:p>StDev - Throughput (MB/s)</text:p>
          </table:table-cell>
          <table:table-cell office:value-type="float" office:value="0.726391568214033" calcext:value-type="float">
            <text:p>0.73</text:p>
          </table:table-cell>
          <table:table-cell office:value-type="float" office:value="0.888502478849497" calcext:value-type="float">
            <text:p>0.89</text:p>
          </table:table-cell>
          <table:table-cell office:value-type="float" office:value="20.7889678051047" calcext:value-type="float">
            <text:p>20.79</text:p>
          </table:table-cell>
          <table:table-cell office:value-type="float" office:value="0.893737634155308" calcext:value-type="float">
            <text:p>0.89</text:p>
          </table:table-cell>
          <table:table-cell office:value-type="float" office:value="2.1430642187921" calcext:value-type="float">
            <text:p>2.14</text:p>
          </table:table-cell>
          <table:table-cell office:value-type="float" office:value="3.58095659721131" calcext:value-type="float">
            <text:p>3.58</text:p>
          </table:table-cell>
        </table:table-row>
        <table:table-row table:style-name="ro1">
          <table:table-cell office:value-type="string" calcext:value-type="string">
            <text:p>Average - Total Time</text:p>
          </table:table-cell>
          <table:table-cell office:value-type="float" office:value="99.09" calcext:value-type="float">
            <text:p>99.09</text:p>
          </table:table-cell>
          <table:table-cell office:value-type="float" office:value="75.7081" calcext:value-type="float">
            <text:p>75.71</text:p>
          </table:table-cell>
          <table:table-cell office:value-type="float" office:value="63.6554666666667" calcext:value-type="float">
            <text:p>63.66</text:p>
          </table:table-cell>
          <table:table-cell office:value-type="float" office:value="77.5161" calcext:value-type="float">
            <text:p>77.52</text:p>
          </table:table-cell>
          <table:table-cell office:value-type="float" office:value="133.477333333333" calcext:value-type="float">
            <text:p>133.48</text:p>
          </table:table-cell>
          <table:table-cell office:value-type="float" office:value="257.179333333333" calcext:value-type="float">
            <text:p>257.18</text:p>
          </table:table-cell>
        </table:table-row>
        <table:table-row table:style-name="ro1">
          <table:table-cell office:value-type="string" calcext:value-type="string">
            <text:p>StDev - Total Time</text:p>
          </table:table-cell>
          <table:table-cell office:value-type="float" office:value="1.72827348819586" calcext:value-type="float">
            <text:p>1.73</text:p>
          </table:table-cell>
          <table:table-cell office:value-type="float" office:value="1.24419035521121" calcext:value-type="float">
            <text:p>1.24</text:p>
          </table:table-cell>
          <table:table-cell office:value-type="float" office:value="16.5515054186419" calcext:value-type="float">
            <text:p>16.55</text:p>
          </table:table-cell>
          <table:table-cell office:value-type="float" office:value="1.32372610837778" calcext:value-type="float">
            <text:p>1.32</text:p>
          </table:table-cell>
          <table:table-cell office:value-type="float" office:value="9.40212514984431" calcext:value-type="float">
            <text:p>9.40</text:p>
          </table:table-cell>
          <table:table-cell office:value-type="float" office:value="60.8132380023734" calcext:value-type="float">
            <text:p>60.81</text:p>
          </table:table-cell>
        </table:table-row>
        <table:table-row table:style-name="ro1">
          <table:table-cell office:value-type="string" calcext:value-type="string">
            <text:p>Average - # of chunks</text:p>
          </table:table-cell>
          <table:table-cell table:style-name="ce11" office:value-type="float" office:value="4096" calcext:value-type="float">
            <text:p>4096</text:p>
          </table:table-cell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Count - # of chunks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G8" table:buttons="'Pivot Table_out_1'.A2 'Pivot Table_out_1'.B1" table:grand-total="none" table:show-filter-button="false">
          <table:source-cell-range table:cell-range-address="out.A1:out.E19"/>
          <table:data-pilot-field table:source-field-name="Object Size (MB)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1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Throughput (MB/s)" table:orientation="data" table:used-hierarchy="0" table:function="average">
            <table:data-pilot-level table:show-empty="false" calcext:repeat-item-labels="false">
              <table:data-pilot-members>
                <table:data-pilot-member table:name="12.59" table:display="true" table:show-details="true"/>
                <table:data-pilot-member table:name="17.25" table:display="true" table:show-details="true"/>
                <table:data-pilot-member table:name="19.63" table:display="true" table:show-details="true"/>
                <table:data-pilot-member table:name="28.55" table:display="true" table:show-details="true"/>
                <table:data-pilot-member table:name="30.99" table:display="true" table:show-details="true"/>
                <table:data-pilot-member table:name="32.82" table:display="true" table:show-details="true"/>
                <table:data-pilot-member table:name="40.76" table:display="true" table:show-details="true"/>
                <table:data-pilot-member table:name="41.12" table:display="true" table:show-details="true"/>
                <table:data-pilot-member table:name="42.16" table:display="true" table:show-details="true"/>
                <table:data-pilot-member table:name="51.82" table:display="true" table:show-details="true"/>
                <table:data-pilot-member table:name="53.21" table:display="true" table:show-details="true"/>
                <table:data-pilot-member table:name="53.34" table:display="true" table:show-details="true"/>
                <table:data-pilot-member table:name="53.39" table:display="true" table:show-details="true"/>
                <table:data-pilot-member table:name="54.14" table:display="true" table:show-details="true"/>
                <table:data-pilot-member table:name="54.99" table:display="true" table:show-details="true"/>
                <table:data-pilot-member table:name="55.91" table:display="true" table:show-details="true"/>
                <table:data-pilot-member table:name="55.98" table:display="true" table:show-details="true"/>
                <table:data-pilot-member table:name="91.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 (MB/s)" table:orientation="data" table:used-hierarchy="0" table:function="stdev">
            <table:data-pilot-level table:show-empty="false" calcext:repeat-item-labels="false">
              <table:data-pilot-members>
                <table:data-pilot-member table:name="12.59" table:display="true" table:show-details="true"/>
                <table:data-pilot-member table:name="17.25" table:display="true" table:show-details="true"/>
                <table:data-pilot-member table:name="19.63" table:display="true" table:show-details="true"/>
                <table:data-pilot-member table:name="28.55" table:display="true" table:show-details="true"/>
                <table:data-pilot-member table:name="30.99" table:display="true" table:show-details="true"/>
                <table:data-pilot-member table:name="32.82" table:display="true" table:show-details="true"/>
                <table:data-pilot-member table:name="40.76" table:display="true" table:show-details="true"/>
                <table:data-pilot-member table:name="41.12" table:display="true" table:show-details="true"/>
                <table:data-pilot-member table:name="42.16" table:display="true" table:show-details="true"/>
                <table:data-pilot-member table:name="51.82" table:display="true" table:show-details="true"/>
                <table:data-pilot-member table:name="53.21" table:display="true" table:show-details="true"/>
                <table:data-pilot-member table:name="53.34" table:display="true" table:show-details="true"/>
                <table:data-pilot-member table:name="53.39" table:display="true" table:show-details="true"/>
                <table:data-pilot-member table:name="54.14" table:display="true" table:show-details="true"/>
                <table:data-pilot-member table:name="54.99" table:display="true" table:show-details="true"/>
                <table:data-pilot-member table:name="55.91" table:display="true" table:show-details="true"/>
                <table:data-pilot-member table:name="55.98" table:display="true" table:show-details="true"/>
                <table:data-pilot-member table:name="91.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44.54" table:display="true" table:show-details="true"/>
                <table:data-pilot-member table:name="73.17" table:display="true" table:show-details="true"/>
                <table:data-pilot-member table:name="73.25" table:display="true" table:show-details="true"/>
                <table:data-pilot-member table:name="74.49" table:display="true" table:show-details="true"/>
                <table:data-pilot-member table:name="75.66" table:display="true" table:show-details="true"/>
                <table:data-pilot-member table:name="76.72" table:display="true" table:show-details="true"/>
                <table:data-pilot-member table:name="76.79" table:display="true" table:show-details="true"/>
                <table:data-pilot-member table:name="76.98" table:display="true" table:show-details="true"/>
                <table:data-pilot-member table:name="79.04" table:display="true" table:show-details="true"/>
                <table:data-pilot-member table:name="97.16" table:display="true" table:show-details="true"/>
                <table:data-pilot-member table:name="99.61" table:display="true" table:show-details="true"/>
                <table:data-pilot-member table:name="100.50" table:display="true" table:show-details="true"/>
                <table:data-pilot-member table:name="124.78" table:display="true" table:show-details="true"/>
                <table:data-pilot-member table:name="132.19" table:display="true" table:show-details="true"/>
                <table:data-pilot-member table:name="143.46" table:display="true" table:show-details="true"/>
                <table:data-pilot-member table:name="208.71" table:display="true" table:show-details="true"/>
                <table:data-pilot-member table:name="237.41" table:display="true" table:show-details="true"/>
                <table:data-pilot-member table:name="325.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stdev">
            <table:data-pilot-level table:show-empty="false" calcext:repeat-item-labels="false">
              <table:data-pilot-members>
                <table:data-pilot-member table:name="44.54" table:display="true" table:show-details="true"/>
                <table:data-pilot-member table:name="73.17" table:display="true" table:show-details="true"/>
                <table:data-pilot-member table:name="73.25" table:display="true" table:show-details="true"/>
                <table:data-pilot-member table:name="74.49" table:display="true" table:show-details="true"/>
                <table:data-pilot-member table:name="75.66" table:display="true" table:show-details="true"/>
                <table:data-pilot-member table:name="76.72" table:display="true" table:show-details="true"/>
                <table:data-pilot-member table:name="76.79" table:display="true" table:show-details="true"/>
                <table:data-pilot-member table:name="76.98" table:display="true" table:show-details="true"/>
                <table:data-pilot-member table:name="79.04" table:display="true" table:show-details="true"/>
                <table:data-pilot-member table:name="97.16" table:display="true" table:show-details="true"/>
                <table:data-pilot-member table:name="99.61" table:display="true" table:show-details="true"/>
                <table:data-pilot-member table:name="100.50" table:display="true" table:show-details="true"/>
                <table:data-pilot-member table:name="124.78" table:display="true" table:show-details="true"/>
                <table:data-pilot-member table:name="132.19" table:display="true" table:show-details="true"/>
                <table:data-pilot-member table:name="143.46" table:display="true" table:show-details="true"/>
                <table:data-pilot-member table:name="208.71" table:display="true" table:show-details="true"/>
                <table:data-pilot-member table:name="237.41" table:display="true" table:show-details="true"/>
                <table:data-pilot-member table:name="325.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chunks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1024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chunks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4T17:16:45.857743868</dc:date>
    <meta:editing-duration>PT13M31S</meta:editing-duration>
    <meta:editing-cycles>2</meta:editing-cycles>
    <meta:generator>LibreOffice/6.0.7.3$Linux_X86_64 LibreOffice_project/00m0$Build-3</meta:generator>
    <meta:document-statistic meta:table-count="2" meta:cell-count="145" meta:object-count="0"/>
  </office:meta>
</office:document-meta>
</file>